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xml:id="id1" draw:id="id1" draw:layer="layout" svg:width="6.3cm" svg:height="2.8cm" svg:x="7.5cm" svg:y="1.9cm">
          <text:p text:style-name="P1">Начало</text:p>
        </draw:ellipse>
        <draw:custom-shape draw:style-name="gr2" draw:text-style-name="P1" xml:id="id2" draw:id="id2" draw:layer="layout" svg:width="5.9cm" svg:height="2.3cm" svg:x="7.7cm" svg:y="6.3cm">
          <text:p text:style-name="P1">Ввод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7.5cm" svg:height="4.1cm" svg:x="6.9cm" svg:y="10.8cm">
          <text:p text:style-name="P1">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cm" svg:height="3.2cm" svg:x="12.1cm" svg:y="16.2cm">
          <text:p text:style-name="P1">b:=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cm" svg:height="3.2cm" svg:x="2.6cm" svg:y="16.2cm">
          <text:p text:style-name="P1">a:=b</text:p>
          <draw:enhanced-geometry svg:viewBox="0 0 21600 21600" draw:type="rectangle" draw:enhanced-path="M 0 0 L 21600 0 21600 21600 0 21600 0 0 Z N"/>
        </draw:custom-shape>
        <draw:ellipse draw:style-name="gr1" draw:text-style-name="P1" xml:id="id6" draw:id="id6" draw:layer="layout" svg:width="6.3cm" svg:height="2.8cm" svg:x="7.6cm" svg:y="22.4cm">
          <text:p text:style-name="P1">Конец</text:p>
        </draw:ellipse>
        <draw:connector draw:style-name="gr3" draw:text-style-name="P1" draw:layer="layout" svg:x1="10.65cm" svg:y1="4.7cm" svg:x2="10.65cm" svg:y2="6.3cm" draw:start-shape="id1" draw:start-glue-point="2" draw:end-shape="id2" draw:end-glue-point="5" svg:d="M10650 4700v1600">
          <text:p/>
        </draw:connector>
        <draw:connector draw:style-name="gr3" draw:text-style-name="P1" draw:layer="layout" svg:x1="10.65cm" svg:y1="8.6cm" svg:x2="10.65cm" svg:y2="10.8cm" draw:start-shape="id2" draw:start-glue-point="8" draw:end-shape="id3" draw:end-glue-point="4" svg:d="M10650 8600v2200">
          <text:p/>
        </draw:connector>
        <draw:connector draw:style-name="gr1" draw:text-style-name="P1" draw:layer="layout" svg:x1="6.9cm" svg:y1="12.85cm" svg:x2="5.6cm" svg:y2="16.2cm" draw:start-shape="id3" draw:start-glue-point="5" draw:end-shape="id4" draw:end-glue-point="0" svg:d="M6900 12850h-1300v3350">
          <text:p text:style-name="P1">Да</text:p>
        </draw:connector>
        <draw:connector draw:style-name="gr1" draw:text-style-name="P1" draw:layer="layout" svg:x1="14.4cm" svg:y1="12.85cm" svg:x2="15.1cm" svg:y2="16.2cm" draw:start-shape="id3" draw:start-glue-point="7" draw:end-shape="id5" svg:d="M14400 12850h700v3350">
          <text:p text:style-name="P1">Нет</text:p>
        </draw:connector>
        <draw:connector draw:style-name="gr3" draw:text-style-name="P1" draw:layer="layout" svg:x1="5.6cm" svg:y1="19.4cm" svg:x2="10.75cm" svg:y2="22.4cm" draw:start-shape="id4" draw:start-glue-point="2" draw:end-shape="id6" draw:end-glue-point="0" svg:d="M5600 19400v1500h5150v1500">
          <text:p/>
        </draw:connector>
        <draw:connector draw:style-name="gr3" draw:text-style-name="P1" draw:layer="layout" svg:x1="15.1cm" svg:y1="19.4cm" svg:x2="10.75cm" svg:y2="22.4cm" draw:start-shape="id5" draw:start-glue-point="2" draw:end-shape="id6" draw:end-glue-point="0" svg:d="M15100 19400v1500h-435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Тимофей Старжевский</meta:initial-creator>
    <meta:creation-date>2021-09-11T10:22:49.23</meta:creation-date>
    <dc:date>2021-09-11T10:40:32.03</dc:date>
    <dc:creator>Тимофей Старжевский</dc:creator>
    <meta:editing-duration>PT16M45S</meta:editing-duration>
    <meta:editing-cycles>2</meta:editing-cycles>
    <meta:generator>OpenOffice/4.1.10$Win32 OpenOffice.org_project/4110m2$Build-9807</meta:generator>
    <meta:document-statistic meta:object-count="12"/>
  </office:meta>
</office:document-meta>
</file>